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imbus Mono PS" officeooo:rsid="001b2fb8" officeooo:paragraph-rsid="001b2fb8"/>
    </style:style>
    <style:style style:name="P2" style:family="paragraph" style:parent-style-name="Standard">
      <style:text-properties style:font-name="Nimbus Mono PS" officeooo:rsid="001cb42d" officeooo:paragraph-rsid="001cb42d"/>
    </style:style>
    <style:style style:name="P3" style:family="paragraph" style:parent-style-name="Standard">
      <style:text-properties style:font-name="Nimbus Mono PS" officeooo:rsid="001e245f" officeooo:paragraph-rsid="001e245f"/>
    </style:style>
    <style:style style:name="P4" style:family="paragraph" style:parent-style-name="Standard">
      <style:text-properties style:font-name="Nimbus Mono PS" fo:font-weight="bold" officeooo:rsid="001e245f" officeooo:paragraph-rsid="001e245f" style:font-weight-asian="bold" style:font-weight-complex="bold"/>
    </style:style>
    <style:style style:name="P5" style:family="paragraph" style:parent-style-name="Standard">
      <style:text-properties style:font-name="Nimbus Mono PS" fo:font-weight="bold" officeooo:rsid="00234ca8" officeooo:paragraph-rsid="00234ca8" style:font-weight-asian="bold" style:font-weight-complex="bold"/>
    </style:style>
    <style:style style:name="P6" style:family="paragraph" style:parent-style-name="Standard">
      <style:text-properties style:font-name="Nimbus Mono PS" fo:font-weight="bold" officeooo:rsid="0024c683" officeooo:paragraph-rsid="0024c683" style:font-weight-asian="bold" style:font-weight-complex="bold"/>
    </style:style>
    <style:style style:name="P7" style:family="paragraph" style:parent-style-name="Standard">
      <style:text-properties style:font-name="Nimbus Mono PS" fo:font-weight="normal" officeooo:rsid="001e245f" officeooo:paragraph-rsid="001e245f" style:font-weight-asian="normal" style:font-weight-complex="normal"/>
    </style:style>
    <style:style style:name="P8" style:family="paragraph" style:parent-style-name="Standard">
      <style:text-properties style:font-name="Nimbus Mono PS" fo:font-weight="normal" officeooo:rsid="00201c4d" officeooo:paragraph-rsid="00201c4d" style:font-weight-asian="normal" style:font-weight-complex="normal"/>
    </style:style>
    <style:style style:name="P9" style:family="paragraph" style:parent-style-name="Standard">
      <style:text-properties style:font-name="Nimbus Mono PS" fo:font-weight="normal" officeooo:rsid="00234ca8" officeooo:paragraph-rsid="00234ca8" style:font-weight-asian="normal" style:font-weight-complex="normal"/>
    </style:style>
    <style:style style:name="P10" style:family="paragraph" style:parent-style-name="Standard">
      <style:text-properties style:font-name="Nimbus Mono PS" fo:font-weight="normal" officeooo:rsid="0024a06b" officeooo:paragraph-rsid="0024a06b" style:font-weight-asian="normal" style:font-weight-complex="normal"/>
    </style:style>
    <style:style style:name="P11" style:family="paragraph" style:parent-style-name="Standard">
      <style:text-properties style:font-name="Nimbus Mono PS" fo:font-weight="normal" officeooo:rsid="0024c683" officeooo:paragraph-rsid="0024c68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18daf" style:font-weight-asian="normal" style:font-weight-complex="normal"/>
    </style:style>
    <style:style style:name="T4" style:family="text">
      <style:text-properties fo:font-weight="normal" officeooo:rsid="002397ae" style:font-weight-asian="normal" style:font-weight-complex="normal"/>
    </style:style>
    <style:style style:name="T5" style:family="text">
      <style:text-properties fo:font-weight="normal" officeooo:rsid="0028b0ae" style:font-weight-asian="normal" style:font-weight-complex="normal"/>
    </style:style>
    <style:style style:name="T6" style:family="text">
      <style:text-properties fo:font-weight="normal" officeooo:rsid="002a0ea4" style:font-weight-asian="normal" style:font-weight-complex="normal"/>
    </style:style>
    <style:style style:name="T7" style:family="text">
      <style:text-properties officeooo:rsid="00234ca8"/>
    </style:style>
    <style:style style:name="T8" style:family="text">
      <style:text-properties officeooo:rsid="002a0e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‘unittest’ module provides the unittest.TestCase class.</text:p>
      <text:p text:style-name="P1"/>
      <text:p text:style-name="P1">Import math</text:p>
      <text:p text:style-name="P1">import unittest</text:p>
      <text:p text:style-name="P1"/>
      <text:p text:style-name="P1">def square_root(l):</text:p>
      <text:p text:style-name="P1"><text:s text:c="2"/>return math.sqrt(l)</text:p>
      <text:p text:style-name="P1"/>
      <text:p text:style-name="P1">class Testclass(unittest.TestCase):</text:p>
      <text:p text:style-name="P1"><text:s text:c="2"/>def test_case1(<text:span text:style-name="T7">self</text:span>):</text:p>
      <text:p text:style-name="P1"><text:s text:c="4"/><text:span text:style-name="T7">self</text:span>.assertEqual(square_root(121), 11, “Should be 11”)</text:p>
      <text:p text:style-name="P1"><text:s text:c="2"/>…</text:p>
      <text:p text:style-name="P1"/>
      <text:p text:style-name="P1"><text:s text:c="2"/>def test_case6(<text:span text:style-name="T7">self</text:span>):</text:p>
      <text:p text:style-name="P1"><text:s text:c="4"/><text:span text:style-name="T7">self</text:span>.assertEqual(square_root(256, 16, “Should be 12”))</text:p>
      <text:p text:style-name="P1"/>
      <text:p text:style-name="P1">if __name__ == “__main__”:</text:p>
      <text:p text:style-name="P1"><text:s text:c="2"/>unittest.main()</text:p>
      <text:p text:style-name="P1"/>
      <text:p text:style-name="P1"/>
      <text:p text:style-name="P1"/>
      <text:p text:style-name="P1">The unittest framework is built on top of all of the assert methods provided. <text:s/>AssertAlmostEqual, AssertTrue, AssertFalse, Assertequal, ..</text:p>
      <text:p text:style-name="P1"/>
      <text:p text:style-name="P1"/>
      <text:p text:style-name="P1"/>
      <text:p text:style-name="P2">The python Unit Test framework is based on the xUnit architecture, an architecture that is derived from SmallTalk’s unit testing framework “sUnit”.</text:p>
      <text:p text:style-name="P2"/>
      <text:p text:style-name="P3">The xUnit architecture includes a:</text:p>
      <text:p text:style-name="P3"><text:span text:style-name="T1">Test Runner</text:span><text:span text:style-name="T2">: which is an executable program that runs tests implemented in xUnit framework; </text:span><text:span text:style-name="T3">provides output to the user.</text:span></text:p>
      <text:p text:style-name="P4">Test Case<text:span text:style-name="T2">: The most elemental class, which all unit tests inherit from</text:span></text:p>
      <text:p text:style-name="P4">Test Fixtures:<text:span text:style-name="T2"> AKA a test context, a set of preconditions or state needed to run a test. <text:s/>The developer sets up a known good state before the tests, and then returns to the original state after the tests.</text:span></text:p>
      <text:p text:style-name="P4">Test Suites: <text:span text:style-name="T2">A set of tests that all have the same fixture.</text:span></text:p>
      <text:p text:style-name="P4">Test Execution: <text:span text:style-name="T2">The execution of an individual unit test</text:span></text:p>
      <text:p text:style-name="P7"/>
      <text:p text:style-name="P7"/>
      <text:p text:style-name="P8">The test fixture may do things like: Create a temporary database, start a server process.</text:p>
      <text:p text:style-name="P8"/>
      <text:p text:style-name="P8"><text:soft-page-break/></text:p>
      <text:p text:style-name="P5"><text:span text:style-name="T2">The classes that inherit from unittest.TestCase have methods called </text:span>setUp()<text:span text:style-name="T2"> and </text:span>teardown()<text:span text:style-name="T2">, which allow the user to define instructions that are executed before each test method. <text:s/></text:span><text:span text:style-name="T4">They are both run whether or not the test passes or fails.</text:span></text:p>
      <text:p text:style-name="P9"/>
      <text:p text:style-name="P10">You can group unit tests together using the unittest.TestSuite class. <text:s/></text:p>
      <text:p text:style-name="P9"/>
      <text:p text:style-name="P10">The doctest module is the other testing framework built into Python. <text:s/>There are mechanisms in unittest that allow for doctests to be ran in a suite.</text:p>
      <text:p text:style-name="P10"/>
      <text:p text:style-name="P10"/>
      <text:p text:style-name="P10"/>
      <text:p text:style-name="P6"><text:span text:style-name="T2">Python has a built in mock library in unittest.mock. <text:s/></text:span><text:span text:style-name="T5">When you mock out objects, you can configure them to return specific values for called functions – they also keep track of methods that are called and attributes that are accessed. <text:s/>Unittest.mock.MagicMock is a Mock variant that has all of the magic method precreated. <text:s/></text:span><text:span text:style-name="T6">Creating a mock with </text:span><text:span text:style-name="T8">autospec</text:span><text:span text:style-name="T6"> will copy all of the attributes and methods as the objects they are replacing, even enforcing the call signature of the methods.j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0T08:24:25.675291794</meta:creation-date>
    <meta:generator>LibreOffice/7.0.6.2$Linux_X86_64 LibreOffice_project/00$Build-2</meta:generator>
    <dc:date>2022-05-11T08:38:55.479553712</dc:date>
    <meta:editing-duration>PT40M29S</meta:editing-duration>
    <meta:editing-cycles>11</meta:editing-cycles>
    <meta:document-statistic meta:table-count="0" meta:image-count="0" meta:object-count="0" meta:page-count="2" meta:paragraph-count="26" meta:word-count="341" meta:character-count="2225" meta:non-whitespace-character-count="1882"/>
  </office:meta>
</office:document-meta>
</file>